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>
      <style:text-properties fo:font-weight="bold" style:font-weight-asian="bold" style:font-weight-complex="bold"/>
    </style:style>
    <style:style style:name="T7_7" style:family="text">
      <style:text-properties fo:font-weight="bold" style:font-weight-asian="bold" style:font-weight-complex="bold"/>
    </style:style>
    <style:style style:name="T7_8" style:family="text">
      <style:text-properties fo:font-weight="bold" style:font-weight-asian="bold" style:font-weight-complex="bold"/>
    </style:style>
    <style:style style:name="T7_9" style:family="text">
      <style:text-properties fo:font-weight="bold" style:font-weight-asian="bold" style:font-weight-complex="bold"/>
    </style:style>
    <style:style style:name="T7_10" style:family="text">
      <style:text-properties fo:font-weight="bold" style:font-weight-asian="bold" style:font-weight-complex="bold"/>
    </style:style>
    <style:style style:name="T7_11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color="#e06666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fo:color="#cc0000"/>
    </style:style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color="#ff0000"/>
    </style:style>
    <style:style style:name="T11_2" style:family="text"/>
    <style:style style:name="T11_3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fo:color="#ff0000"/>
    </style:style>
    <style:style style:name="T15_2" style:family="text">
      <style:text-properties fo:color="#ff0000"/>
    </style:style>
    <style:style style:name="T15_3" style:family="text">
      <style:text-properties fo:color="#ff0000"/>
    </style:style>
    <style:style style:name="T15_4" style:family="text">
      <style:text-properties fo:color="#ff0000"/>
    </style:style>
    <style:style style:name="T15_5" style:family="text">
      <style:text-properties fo:color="#ff0000"/>
    </style:style>
    <style:style style:name="T15_6" style:family="text">
      <style:text-properties fo:color="#ff0000"/>
    </style:style>
    <style:style style:name="T15_7" style:family="text">
      <style:text-properties fo:color="#ff0000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fo:color="#ff0000"/>
    </style:style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T26_5" style:family="text">
      <style:text-properties fo:font-weight="bold" style:font-weight-asian="bold" style:font-weight-complex="bold"/>
    </style:style>
    <style:style style:name="T26_6" style:family="text">
      <style:text-properties fo:font-weight="bold" style:font-weight-asian="bold" style:font-weight-complex="bold"/>
    </style:style>
    <style:style style:name="T26_7" style:family="text">
      <style:text-properties fo:font-weight="bold" style:font-weight-asian="bold" style:font-weight-complex="bold"/>
    </style:style>
    <style:style style:name="T26_8" style:family="text">
      <style:text-properties fo:font-weight="bold" style:font-weight-asian="bold" style:font-weight-complex="bold"/>
    </style:style>
    <style:style style:name="T26_9" style:family="text">
      <style:text-properties fo:font-weight="bold" style:font-weight-asian="bold" style:font-weight-complex="bold"/>
    </style:style>
    <style:style style:name="T26_10" style:family="text">
      <style:text-properties fo:font-weight="bold" style:font-weight-asian="bold" style:font-weight-complex="bold"/>
    </style:style>
    <style:style style:name="T26_11" style:family="text">
      <style:text-properties fo:font-weight="bold" style:font-weight-asian="bold" style:font-weight-complex="bold"/>
    </style:style>
    <style:style style:name="T26_12" style:family="text">
      <style:text-properties fo:font-weight="bold" style:font-weight-asian="bold" style:font-weight-complex="bold"/>
    </style:style>
    <style:style style:name="T26_13" style:family="text">
      <style:text-properties fo:font-weight="bold" style:font-weight-asian="bold" style:font-weight-complex="bold"/>
    </style:style>
    <style:style style:name="T26_14" style:family="text">
      <style:text-properties fo:font-weight="bold" style:font-weight-asian="bold" style:font-weight-complex="bold"/>
    </style:style>
    <style:style style:name="T26_15" style:family="text">
      <style:text-properties fo:font-weight="bold" style:font-weight-asian="bold" style:font-weight-complex="bold"/>
    </style:style>
    <style:style style:name="T26_16" style:family="text">
      <style:text-properties fo:font-weight="bold" style:font-weight-asian="bold" style:font-weight-complex="bold"/>
    </style:style>
    <style:style style:name="T26_17" style:family="text">
      <style:text-properties fo:font-weight="bold" style:font-weight-asian="bold" style:font-weight-complex="bold"/>
    </style:style>
    <style:style style:name="T26_18" style:family="text">
      <style:text-properties fo:font-weight="bold" style:font-weight-asian="bold" style:font-weight-complex="bold"/>
    </style:style>
    <style:style style:name="T26_19" style:family="text">
      <style:text-properties fo:font-weight="bold" style:font-weight-asian="bold" style:font-weight-complex="bold"/>
    </style:style>
    <style:style style:name="T26_20" style:family="text">
      <style:text-properties fo:font-weight="bold" style:font-weight-asian="bold" style:font-weight-complex="bold"/>
    </style:style>
    <style:style style:name="T26_21" style:family="text">
      <style:text-properties fo:font-weight="bold" style:font-weight-asian="bold" style:font-weight-complex="bold"/>
    </style:style>
    <style:style style:name="T26_22" style:family="text">
      <style:text-properties fo:font-weight="bold" style:font-weight-asian="bold" style:font-weight-complex="bold"/>
    </style:style>
    <style:style style:name="T26_23" style:family="text">
      <style:text-properties fo:font-weight="bold" style:font-weight-asian="bold" style:font-weight-complex="bold"/>
    </style:style>
    <style:style style:name="T26_24" style:family="text">
      <style:text-properties fo:font-weight="bold" style:font-weight-asian="bold" style:font-weight-complex="bold"/>
    </style:style>
    <style:style style:name="T26_25" style:family="text">
      <style:text-properties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color="#ff0000"/>
    </style:style>
    <style:style style:name="T27_2" style:family="text">
      <style:text-properties fo:color="#ff0000"/>
    </style:style>
    <style:style style:name="T27_3" style:family="text">
      <style:text-properties fo:color="#ff0000"/>
    </style:style>
    <style:style style:name="T27_4" style:family="text"/>
    <style:style style:name="T27_5" style:family="text"/>
    <style:style style:name="T27_6" style:family="text"/>
    <style:style style:name="T27_7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color="#ff0000"/>
    </style:style>
    <style:style style:name="T29_2" style:family="text"/>
    <style:style style:name="T29_3" style:family="text"/>
    <style:style style:name="T29_4" style:family="text"/>
    <style:style style:name="T29_5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T38_5" style:family="text">
      <style:text-properties fo:font-weight="bold" style:font-weight-asian="bold" style:font-weight-complex="bold"/>
    </style:style>
    <style:style style:name="T38_6" style:family="text">
      <style:text-properties fo:font-weight="bold" style:font-weight-asian="bold" style:font-weight-complex="bold"/>
    </style:style>
    <style:style style:name="T38_7" style:family="text">
      <style:text-properties fo:font-weight="bold" style:font-weight-asian="bold" style:font-weight-complex="bold"/>
    </style:style>
    <style:style style:name="T38_8" style:family="text">
      <style:text-properties fo:font-weight="bold" style:font-weight-asian="bold" style:font-weight-complex="bold"/>
    </style:style>
    <style:style style:name="T38_9" style:family="text">
      <style:text-properties fo:font-weight="bold" style:font-weight-asian="bold" style:font-weight-complex="bold"/>
    </style:style>
    <style:style style:name="T38_10" style:family="text">
      <style:text-properties fo:font-weight="bold" style:font-weight-asian="bold" style:font-weight-complex="bold"/>
    </style:style>
    <style:style style:name="T38_11" style:family="text">
      <style:text-properties fo:font-weight="bold" style:font-weight-asian="bold" style:font-weight-complex="bold"/>
    </style:style>
    <style:style style:name="T38_12" style:family="text">
      <style:text-properties fo:font-weight="bold" style:font-weight-asian="bold" style:font-weight-complex="bold"/>
    </style:style>
    <style:style style:name="T38_13" style:family="text">
      <style:text-properties fo:font-weight="bold" style:font-weight-asian="bold" style:font-weight-complex="bold"/>
    </style:style>
    <style:style style:name="T38_14" style:family="text">
      <style:text-properties fo:font-weight="bold" style:font-weight-asian="bold" style:font-weight-complex="bold"/>
    </style:style>
    <style:style style:name="T38_15" style:family="text">
      <style:text-properties fo:font-weight="bold" style:font-weight-asian="bold" style:font-weight-complex="bold"/>
    </style:style>
    <style:style style:name="T38_16" style:family="text">
      <style:text-properties fo:font-weight="bold" style:font-weight-asian="bold" style:font-weight-complex="bold"/>
    </style:style>
    <style:style style:name="T38_17" style:family="text">
      <style:text-properties fo:font-weight="bold" style:font-weight-asian="bold" style:font-weight-complex="bold"/>
    </style:style>
    <style:style style:name="T38_18" style:family="text">
      <style:text-properties fo:font-weight="bold" style:font-weight-asian="bold" style:font-weight-complex="bold"/>
    </style:style>
    <style:style style:name="T38_19" style:family="text">
      <style:text-properties fo:font-weight="bold" style:font-weight-asian="bold" style:font-weight-complex="bold"/>
    </style:style>
    <style:style style:name="T38_20" style:family="text">
      <style:text-properties fo:font-weight="bold" style:font-weight-asian="bold" style:font-weight-complex="bold"/>
    </style:style>
    <style:style style:name="T38_21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fo:color="#ff0000"/>
    </style:style>
    <style:style style:name="T39_2" style:family="text">
      <style:text-properties fo:color="#ff0000"/>
    </style:style>
    <style:style style:name="T39_3" style:family="text">
      <style:text-properties fo:color="#ff0000"/>
    </style:style>
    <style:style style:name="T39_4" style:family="text">
      <style:text-properties fo:color="#ff0000"/>
    </style:style>
    <style:style style:name="T39_5" style:family="text">
      <style:text-properties fo:color="#ff0000"/>
    </style:style>
    <style:style style:name="T39_6" style:family="text"/>
    <style:style style:name="T39_7" style:family="text"/>
    <style:style style:name="T39_8" style:family="text"/>
    <style:style style:name="T39_9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>
      <style:text-properties fo:color="#ff0000"/>
    </style:style>
    <style:style style:name="T41_2" style:family="text">
      <style:text-properties fo:color="#ff0000"/>
    </style:style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>
      <style:text-properties fo:color="#ff0000"/>
    </style:style>
    <style:style style:name="T48_2" style:family="text"/>
    <style:style style:name="T48_3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P57" style:family="paragraph" style:parent-style-name="Standard">
      <style:paragraph-properties fo:break-before="auto" fo:line-height="115%" fo:margin-top="0cm" fo:margin-bottom="0cm" style:writing-mode="lr-tb"/>
    </style:style>
    <style:style style:name="T57_1" style:family="text"/>
    <style:style style:name="T57_2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>
      <style:text-properties fo:font-weight="bold" style:font-weight-asian="bold" style:font-weight-complex="bold"/>
    </style:style>
    <style:style style:name="T58_3" style:family="text">
      <style:text-properties fo:font-weight="bold" style:font-weight-asian="bold" style:font-weight-complex="bold"/>
    </style:style>
    <style:style style:name="T58_4" style:family="text">
      <style:text-properties fo:font-weight="bold" style:font-weight-asian="bold" style:font-weight-complex="bold"/>
    </style:style>
    <style:style style:name="T58_5" style:family="text">
      <style:text-properties fo:font-weight="bold" style:font-weight-asian="bold" style:font-weight-complex="bold"/>
    </style:style>
    <style:style style:name="T58_6" style:family="text">
      <style:text-properties fo:font-weight="bold" style:font-weight-asian="bold" style:font-weight-complex="bold"/>
    </style:style>
    <style:style style:name="T58_7" style:family="text">
      <style:text-properties fo:font-weight="bold" style:font-weight-asian="bold" style:font-weight-complex="bold"/>
    </style:style>
    <style:style style:name="T58_8" style:family="text">
      <style:text-properties fo:font-weight="bold" style:font-weight-asian="bold" style:font-weight-complex="bold"/>
    </style:style>
    <style:style style:name="T58_9" style:family="text">
      <style:text-properties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P67" style:family="paragraph" style:parent-style-name="Standard">
      <style:paragraph-properties fo:break-before="auto" fo:line-height="115%" fo:margin-top="0cm" fo:margin-bottom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/>
    </style:style>
    <style:style style:name="T69_3" style:family="text">
      <style:text-properties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P72" style:family="paragraph" style:parent-style-name="Standard">
      <style:paragraph-properties fo:break-before="auto" fo:line-height="115%" fo:margin-top="0cm" fo:margin-bottom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weight="bold" style:font-weight-asian="bold" style:font-weight-complex="bold"/>
    </style:style>
    <style:style style:name="T74_2" style:family="text">
      <style:text-properties fo:font-weight="bold" style:font-weight-asian="bold" style:font-weight-complex="bold"/>
    </style:style>
    <style:style style:name="T74_3" style:family="text">
      <style:text-properties fo:font-weight="bold" style:font-weight-asian="bold" style:font-weight-complex="bold"/>
    </style:style>
    <style:style style:name="T74_4" style:family="text">
      <style:text-properties fo:font-weight="bold" style:font-weight-asian="bold" style:font-weight-complex="bold"/>
    </style:style>
    <style:style style:name="T74_5" style:family="text">
      <style:text-properties fo:font-weight="bold" style:font-weight-asian="bold" style:font-weight-complex="bold"/>
    </style:style>
    <style:style style:name="T74_6" style:family="text">
      <style:text-properties fo:font-weight="bold" style:font-weight-asian="bold" style:font-weight-complex="bold"/>
    </style:style>
    <style:style style:name="T74_7" style:family="text">
      <style:text-properties fo:font-weight="bold" style:font-weight-asian="bold" style:font-weight-complex="bold"/>
    </style:style>
    <style:style style:name="T74_8" style:family="text">
      <style:text-properties fo:font-weight="bold" style:font-weight-asian="bold" style:font-weight-complex="bold"/>
    </style:style>
    <style:style style:name="T74_9" style:family="text">
      <style:text-properties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text-indent="0cm" fo:line-height="115%" fo:margin-left="0cm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P78" style:family="paragraph" style:parent-style-name="Standard">
      <style:paragraph-properties fo:break-before="auto" fo:text-indent="0cm" fo:line-height="115%" fo:margin-left="0cm" style:writing-mode="lr-tb"/>
    </style:style>
    <style:style style:name="P79" style:family="paragraph" style:parent-style-name="Standard">
      <style:paragraph-properties fo:break-before="auto" fo:text-indent="0cm" fo:line-height="115%" fo:margin-left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</office:automatic-styles>
  <office:body>
    <office:text>
      <text:p text:style-name="P1"><text:span text:style-name="T1_1">HOW</text:span><text:span text:style-name="T1_2"><text:s/></text:span><text:span text:style-name="T1_3">COMPUTERS</text:span><text:span text:style-name="T1_4"><text:s/></text:span><text:span text:style-name="T1_5">WILL</text:span><text:span text:style-name="T1_6"><text:s/></text:span><text:span text:style-name="T1_7">HELP</text:span><text:span text:style-name="T1_8"><text:s/></text:span><text:span text:style-name="T1_9">SAVE</text:span><text:span text:style-name="T1_10"><text:s/></text:span><text:span text:style-name="T1_11">EARTH</text:span><text:span text:style-name="T1_12"><text:s/></text:span><text:span text:style-name="T1_13">AND</text:span><text:span text:style-name="T1_14"><text:s/></text:span><text:span text:style-name="T1_15">MAKE</text:span><text:span text:style-name="T1_16"><text:s/></text:span><text:span text:style-name="T1_17">EVERYONE</text:span><text:span text:style-name="T1_18"><text:s/></text:span><text:span text:style-name="T1_19">HAPPY</text:span></text:p>
      <text:p text:style-name="P2"/>
      <text:p text:style-name="P3"><text:span text:style-name="T3_1">WHY</text:span><text:span text:style-name="T3_2"><text:s/></text:span><text:span text:style-name="T3_3">THE</text:span><text:span text:style-name="T3_4"><text:s/></text:span><text:span text:style-name="T3_5">TECHNOLOGICAL</text:span><text:span text:style-name="T3_6"><text:s/></text:span><text:span text:style-name="T3_7">DEVELOPMENT</text:span><text:span text:style-name="T3_8"><text:s/></text:span><text:span text:style-name="T3_9">OF</text:span><text:span text:style-name="T3_10"><text:s/></text:span><text:span text:style-name="T3_11">HUMANITY</text:span><text:span text:style-name="T3_12"><text:s/></text:span><text:span text:style-name="T3_13">WAS</text:span><text:span text:style-name="T3_14"><text:s/></text:span><text:span text:style-name="T3_15">WORTH</text:span><text:span text:style-name="T3_16"><text:s/></text:span><text:span text:style-name="T3_17">IT</text:span><text:span text:style-name="T3_18"><text:s/></text:span><text:span text:style-name="T3_19">AND</text:span><text:span text:style-name="T3_20"><text:s/></text:span><text:span text:style-name="T3_21">WHY</text:span><text:span text:style-name="T3_22"><text:s/></text:span><text:span text:style-name="T3_23">THE</text:span><text:span text:style-name="T3_24"><text:s/></text:span><text:span text:style-name="T3_25">PLANET</text:span><text:span text:style-name="T3_26"><text:s/></text:span><text:span text:style-name="T3_27">SHOULD</text:span><text:span text:style-name="T3_28"><text:s/></text:span><text:span text:style-name="T3_29">SPARE</text:span><text:span text:style-name="T3_30"><text:s/></text:span><text:span text:style-name="T3_31">US</text:span><text:span text:style-name="T3_32"><text:s/></text:span><text:span text:style-name="T3_33">FROM</text:span><text:span text:style-name="T3_34"><text:s/></text:span><text:span text:style-name="T3_35">ECOLOGICAL</text:span><text:span text:style-name="T3_36"><text:s/></text:span><text:span text:style-name="T3_37">CATASTROPHE</text:span></text:p>
      <text:p text:style-name="P4"/>
      <text:p text:style-name="P5"><text:span text:style-name="T5_1">HOW</text:span><text:span text:style-name="T5_2"><text:s/></text:span><text:span text:style-name="T5_3">TO</text:span><text:span text:style-name="T5_4"><text:s/></text:span><text:span text:style-name="T5_5">REFORM</text:span><text:span text:style-name="T5_6"><text:s/></text:span><text:span text:style-name="T5_7">THE</text:span><text:span text:style-name="T5_8"><text:s/></text:span><text:span text:style-name="T5_9">ELITE</text:span><text:span text:style-name="T5_10">/</text:span><text:span text:style-name="T5_11">OLD</text:span><text:span text:style-name="T5_12">-</text:span><text:span text:style-name="T5_13">WORLD</text:span><text:span text:style-name="T5_14">-</text:span><text:span text:style-name="T5_15">ORDER</text:span><text:span text:style-name="T5_16"><text:s/></text:span><text:span text:style-name="T5_17">SERVICE</text:span><text:span text:style-name="T5_18">-</text:span><text:span text:style-name="T5_19">TO</text:span><text:span text:style-name="T5_20">-</text:span><text:span text:style-name="T5_21">SELF</text:span><text:span text:style-name="T5_22"><text:s/></text:span><text:span text:style-name="T5_23">MINDSET</text:span><text:span text:style-name="T5_24"><text:s/></text:span><text:span text:style-name="T5_25">INTO</text:span><text:span text:style-name="T5_26"><text:s/></text:span><text:span text:style-name="T5_27">A</text:span><text:span text:style-name="T5_28"><text:s/></text:span><text:span text:style-name="T5_29">SOCIETY</text:span><text:span text:style-name="T5_30"><text:s/></text:span><text:span text:style-name="T5_31">OF</text:span><text:span text:style-name="T5_32"><text:s/></text:span><text:span text:style-name="T5_33">DECENTRALIZED</text:span><text:span text:style-name="T5_34"><text:s/></text:span><text:span text:style-name="T5_35">BENEVOLENT</text:span><text:span text:style-name="T5_36"><text:s/></text:span><text:span text:style-name="T5_37">DICTATORS</text:span><text:span text:style-name="T5_38"><text:s/></text:span><text:span text:style-name="T5_39">PLAYING</text:span><text:span text:style-name="T5_40"><text:s/></text:span><text:span text:style-name="T5_41">THE</text:span><text:span text:style-name="T5_42"><text:s/></text:span><text:span text:style-name="T5_43">REALITY</text:span><text:span text:style-name="T5_44"><text:s/></text:span><text:span text:style-name="T5_45">VIDEOGAME</text:span><text:span text:style-name="T5_46"><text:s/></text:span><text:span text:style-name="T5_47">DREAM</text:span><text:span text:style-name="T5_48">,<text:s/></text:span><text:span text:style-name="T5_49">CULTIVATING</text:span><text:span text:style-name="T5_50"><text:s/></text:span><text:span text:style-name="T5_51">FUN</text:span><text:span text:style-name="T5_52"><text:s/></text:span><text:span text:style-name="T5_53">HYPERLOCAL</text:span><text:span text:style-name="T5_54"><text:s/></text:span><text:span text:style-name="T5_55">COMMUNITIES</text:span></text:p>
      <text:p text:style-name="P6"/>
      <text:p text:style-name="P7"><text:span text:style-name="T7_1">SOFTWARE</text:span><text:span text:style-name="T7_2"><text:s/></text:span><text:span text:style-name="T7_3">TO</text:span><text:span text:style-name="T7_4"><text:s/></text:span><text:span text:style-name="T7_5">ENHANCE</text:span><text:span text:style-name="T7_6">/</text:span><text:span text:style-name="T7_7">OPTIMIZE</text:span><text:span text:style-name="T7_8"><text:s/></text:span><text:span text:style-name="T7_9">THE</text:span><text:span text:style-name="T7_10"><text:s/></text:span><text:span text:style-name="T7_11">BIOSPHERE</text:span></text:p>
      <text:list text:style-name="LS1" xml:id="list0">
        <text:list-item>
          <text:p text:style-name="P8"><text:span text:style-name="T8_1">netention</text:span></text:p>
          <text:list>
            <text:list-item>
              <text:p text:style-name="P9"><text:span text:style-name="T9_1">instant</text:span><text:span text:style-name="T9_2"><text:s/></text:span><text:span text:style-name="T9_3">individual</text:span><text:span text:style-name="T9_4"><text:s/>/<text:s/></text:span><text:span text:style-name="T9_5">group</text:span><text:span text:style-name="T9_6"><text:s/></text:span><text:span text:style-name="T9_7">enterprises</text:span></text:p>
            </text:list-item>
            <text:list-item>
              <text:p text:style-name="P10"><text:span text:style-name="T10_1">climateviewer</text:span><text:span text:style-name="T10_2"><text:s/></text:span><text:span text:style-name="T10_3">global</text:span><text:span text:style-name="T10_4"><text:s/></text:span><text:span text:style-name="T10_5">brain</text:span><text:span text:style-name="T10_6"><text:s/>/<text:s/></text:span><text:span text:style-name="T10_7">god</text:span><text:span text:style-name="T10_8">’</text:span><text:span text:style-name="T10_9">s</text:span><text:span text:style-name="T10_10"><text:s/></text:span><text:span text:style-name="T10_11">eye</text:span><text:span text:style-name="T10_12"><text:s/></text:span><text:span text:style-name="T10_13">view</text:span><text:span text:style-name="T10_14"><text:s/>/<text:s/></text:span><text:span text:style-name="T10_15">global</text:span><text:span text:style-name="T10_16"><text:s/></text:span><text:span text:style-name="T10_17">survival</text:span><text:span text:style-name="T10_18"><text:s/></text:span><text:span text:style-name="T10_19">system</text:span></text:p>
            </text:list-item>
          </text:list>
        </text:list-item>
        <text:list-item>
          <text:p text:style-name="P11"><text:span text:style-name="T11_1">cortexit</text:span><text:span text:style-name="T11_2"><text:s/></text:span><text:span text:style-name="T11_3">education</text:span></text:p>
          <text:list>
            <text:list-item>
              <text:p text:style-name="P12"><text:span text:style-name="T12_1">neurofeedback</text:span><text:span text:style-name="T12_2"><text:s/></text:span><text:span text:style-name="T12_3">enhanced</text:span><text:span text:style-name="T12_4"><text:s/></text:span><text:span text:style-name="T12_5">classrooms</text:span><text:span text:style-name="T12_6"><text:s/></text:span><text:span text:style-name="T12_7">for</text:span><text:span text:style-name="T12_8"><text:s/></text:span><text:span text:style-name="T12_9">accelerated</text:span><text:span text:style-name="T12_10"><text:s/></text:span><text:span text:style-name="T12_11">learning</text:span></text:p>
            </text:list-item>
            <text:list-item>
              <text:p text:style-name="P13"><text:span text:style-name="T13_1">multimedia</text:span><text:span text:style-name="T13_2"><text:s/></text:span><text:span text:style-name="T13_3">sensory</text:span><text:span text:style-name="T13_4"><text:s/></text:span><text:span text:style-name="T13_5">overload</text:span></text:p>
            </text:list-item>
            <text:list-item>
              <text:p text:style-name="P14"><text:span text:style-name="T14_1">spacetime</text:span><text:span text:style-name="T14_2"><text:s/></text:span><text:span text:style-name="T14_3">semantic</text:span><text:span text:style-name="T14_4"><text:s/></text:span><text:span text:style-name="T14_5">history</text:span></text:p>
            </text:list-item>
          </text:list>
        </text:list-item>
        <text:list-item>
          <text:p text:style-name="P15"><text:span text:style-name="T15_1">eco</text:span><text:span text:style-name="T15_2">-</text:span><text:span text:style-name="T15_3">villages</text:span><text:span text:style-name="T15_4"><text:s/>&amp;<text:s/></text:span><text:span text:style-name="T15_5">nomadic</text:span><text:span text:style-name="T15_6"><text:s/></text:span><text:span text:style-name="T15_7">furnitecture</text:span></text:p>
        </text:list-item>
        <text:list-item>
          <text:p text:style-name="P16"><text:span text:style-name="T16_1">enformable</text:span><text:span text:style-name="T16_2"><text:s/></text:span><text:span text:style-name="T16_3">energy</text:span></text:p>
          <text:list>
            <text:list-item>
              <text:p text:style-name="P17"><text:span text:style-name="T17_1">decommission</text:span><text:span text:style-name="T17_2"><text:s/></text:span><text:span text:style-name="T17_3">nuclear</text:span><text:span text:style-name="T17_4"><text:s/></text:span><text:span text:style-name="T17_5">reactors</text:span><text:span text:style-name="T17_6"><text:s/></text:span><text:span text:style-name="T17_7">and</text:span><text:span text:style-name="T17_8"><text:s/></text:span><text:span text:style-name="T17_9">petro</text:span><text:span text:style-name="T17_10">/</text:span><text:span text:style-name="T17_11">chemical</text:span><text:span text:style-name="T17_12"><text:s/></text:span><text:span text:style-name="T17_13">facilities</text:span></text:p>
            </text:list-item>
            <text:list-item>
              <text:p text:style-name="P18"><text:span text:style-name="T18_1">decentralized</text:span><text:span text:style-name="T18_2"><text:s/></text:span><text:span text:style-name="T18_3">grids</text:span></text:p>
            </text:list-item>
            <text:list-item>
              <text:p text:style-name="P19"><text:span text:style-name="T19_1">renewable</text:span></text:p>
            </text:list-item>
            <text:list-item>
              <text:p text:style-name="P20"><text:span text:style-name="T20_1">safe</text:span></text:p>
            </text:list-item>
          </text:list>
        </text:list-item>
        <text:list-item>
          <text:p text:style-name="P21"><text:span text:style-name="T21_1">transportation</text:span></text:p>
        </text:list-item>
        <text:list-item>
          <text:p text:style-name="P22"><text:span text:style-name="T22_1">agriculture</text:span></text:p>
        </text:list-item>
        <text:list-item>
          <text:p text:style-name="P23"><text:span text:style-name="T23_1">bioengineering</text:span></text:p>
        </text:list-item>
        <text:list-item>
          <text:p text:style-name="P24"><text:span text:style-name="T24_1">AI</text:span><text:span text:style-name="T24_2"><text:s/></text:span><text:span text:style-name="T24_3">command</text:span><text:span text:style-name="T24_4"><text:s/></text:span><text:span text:style-name="T24_5">shell</text:span></text:p>
        </text:list-item>
      </text:list>
      <text:p text:style-name="P25"/>
      <text:p text:style-name="P26"><text:span text:style-name="T26_1">HOW</text:span><text:span text:style-name="T26_2"><text:s/></text:span><text:span text:style-name="T26_3">TO</text:span><text:span text:style-name="T26_4"><text:s/></text:span><text:span text:style-name="T26_5">LIVE</text:span><text:span text:style-name="T26_6"><text:s/></text:span><text:span text:style-name="T26_7">HAPPILY</text:span><text:span text:style-name="T26_8">,<text:s/></text:span><text:span text:style-name="T26_9">SAFELY</text:span><text:span text:style-name="T26_10">,<text:s/></text:span><text:span text:style-name="T26_11">EFFICIENTLY</text:span><text:span text:style-name="T26_12"><text:s/>&amp;<text:s/></text:span><text:span text:style-name="T26_13">SUSTAINABLY</text:span><text:span text:style-name="T26_14"><text:s/>&amp;<text:s/></text:span><text:span text:style-name="T26_15">RESILIENTLY</text:span><text:span text:style-name="T26_16">,<text:s/></text:span><text:span text:style-name="T26_17">AND</text:span><text:span text:style-name="T26_18"><text:s/></text:span><text:span text:style-name="T26_19">FOR</text:span><text:span text:style-name="T26_20"><text:s/></text:span><text:span text:style-name="T26_21">A</text:span><text:span text:style-name="T26_22"><text:s/></text:span><text:span text:style-name="T26_23">LONG</text:span><text:span text:style-name="T26_24"><text:s/></text:span><text:span text:style-name="T26_25">TIME</text:span></text:p>
      <text:list text:style-name="LS2" xml:id="list17">
        <text:list-item>
          <text:p text:style-name="P27"><text:span text:style-name="T27_1">dr</text:span><text:span text:style-name="T27_2">.<text:s/></text:span><text:span text:style-name="T27_3">eliza</text:span><text:span text:style-name="T27_4"><text:s/></text:span><text:span text:style-name="T27_5">body</text:span><text:span text:style-name="T27_6"><text:s/></text:span><text:span text:style-name="T27_7">repair</text:span></text:p>
          <text:list>
            <text:list-item>
              <text:p text:style-name="P28"><text:span text:style-name="T28_1">fixlowbodytemp</text:span><text:span text:style-name="T28_2"><text:s/>-<text:s/></text:span><text:span text:style-name="T28_3">central</text:span><text:span text:style-name="T28_4"><text:s/></text:span><text:span text:style-name="T28_5">metabolic</text:span><text:span text:style-name="T28_6"><text:s/></text:span><text:span text:style-name="T28_7">control</text:span><text:span text:style-name="T28_8"><text:s/></text:span><text:span text:style-name="T28_9">system</text:span><text:span text:style-name="T28_10"><text:s/></text:span><text:span text:style-name="T28_11">therapy</text:span></text:p>
            </text:list-item>
          </text:list>
        </text:list-item>
        <text:list-item>
          <text:p text:style-name="P29"><text:span text:style-name="T29_1">MSB</text:span><text:span text:style-name="T29_2"><text:s/></text:span><text:span text:style-name="T29_3">nootropics</text:span><text:span text:style-name="T29_4"><text:s/>/<text:s/></text:span><text:span text:style-name="T29_5">vitamins</text:span></text:p>
          <text:list>
            <text:list-item>
              <text:p text:style-name="P30"><text:span text:style-name="T30_1">herbs</text:span><text:span text:style-name="T30_2">,<text:s/></text:span><text:span text:style-name="T30_3">entheogens</text:span><text:span text:style-name="T30_4">,<text:s/></text:span><text:span text:style-name="T30_5">research</text:span><text:span text:style-name="T30_6"><text:s/></text:span><text:span text:style-name="T30_7">chemicals</text:span><text:span text:style-name="T30_8"><text:s/></text:span><text:span text:style-name="T30_9">and</text:span><text:span text:style-name="T30_10"><text:s/></text:span><text:span text:style-name="T30_11">blends</text:span></text:p>
            </text:list-item>
            <text:list-item>
              <text:p text:style-name="P31"><text:span text:style-name="T31_1">session</text:span><text:span text:style-name="T31_2"><text:s/></text:span><text:span text:style-name="T31_3">protocols</text:span><text:span text:style-name="T31_4">,<text:s/></text:span><text:span text:style-name="T31_5">world</text:span><text:span text:style-name="T31_6"><text:s/></text:span><text:span text:style-name="T31_7">leaders</text:span><text:span text:style-name="T31_8"><text:s/></text:span><text:span text:style-name="T31_9">televised</text:span><text:span text:style-name="T31_10"><text:s/></text:span><text:span text:style-name="T31_11">under</text:span><text:span text:style-name="T31_12">-</text:span><text:span text:style-name="T31_13">the</text:span><text:span text:style-name="T31_14">-</text:span><text:span text:style-name="T31_15">influence</text:span></text:p>
            </text:list-item>
            <text:list-item>
              <text:p text:style-name="P32"><text:span text:style-name="T32_1">combination</text:span><text:span text:style-name="T32_2"><text:s/></text:span><text:span text:style-name="T32_3">with</text:span><text:span text:style-name="T32_4"><text:s/></text:span><text:span text:style-name="T32_5">biofeedback</text:span><text:span text:style-name="T32_6"><text:s/>/<text:s/></text:span><text:span text:style-name="T32_7">isolation</text:span><text:span text:style-name="T32_8"><text:s/></text:span><text:span text:style-name="T32_9">tank</text:span></text:p>
            </text:list-item>
            <text:list-item>
              <text:p text:style-name="P33"><text:span text:style-name="T33_1">nutrition</text:span><text:span text:style-name="T33_2"><text:s/></text:span><text:span text:style-name="T33_3">affects</text:span><text:span text:style-name="T33_4"><text:s/></text:span><text:span text:style-name="T33_5">cognition</text:span></text:p>
            </text:list-item>
            <text:list-item>
              <text:p text:style-name="P34"><text:span text:style-name="T34_1">treating</text:span><text:span text:style-name="T34_2"><text:s/></text:span><text:span text:style-name="T34_3">disease</text:span></text:p>
              <text:list>
                <text:list-item>
                  <text:p text:style-name="P35"><text:span text:style-name="T35_1">cancer</text:span></text:p>
                </text:list-item>
                <text:list-item>
                  <text:p text:style-name="P36"><text:span text:style-name="T36_1">...</text:span></text:p>
                </text:list-item>
              </text:list>
            </text:list-item>
          </text:list>
        </text:list-item>
      </text:list>
      <text:p text:style-name="P37"/>
      <text:p text:style-name="P38"><text:span text:style-name="T38_1">POTENTIALS</text:span><text:span text:style-name="T38_2"><text:s/></text:span><text:span text:style-name="T38_3">FOR</text:span><text:span text:style-name="T38_4"><text:s/></text:span><text:span text:style-name="T38_5">UNLIMITED</text:span><text:span text:style-name="T38_6"><text:s/></text:span><text:span text:style-name="T38_7">GROWTH</text:span><text:span text:style-name="T38_8"><text:s/></text:span><text:span text:style-name="T38_9">AND</text:span><text:span text:style-name="T38_10"><text:s/></text:span><text:span text:style-name="T38_11">EXPLORATION</text:span><text:span text:style-name="T38_12"><text:s/></text:span><text:span text:style-name="T38_13">IN</text:span><text:span text:style-name="T38_14"><text:s/></text:span><text:span text:style-name="T38_15">INNER</text:span><text:span text:style-name="T38_16"><text:s/></text:span><text:span text:style-name="T38_17">AND</text:span><text:span text:style-name="T38_18"><text:s/></text:span><text:span text:style-name="T38_19">OUTER</text:span><text:span text:style-name="T38_20"><text:s/></text:span><text:span text:style-name="T38_21">SPACES</text:span></text:p>
      <text:list text:style-name="LS3" xml:id="list27">
        <text:list-item>
          <text:p text:style-name="P39"><text:span text:style-name="T39_1">commons</text:span><text:span text:style-name="T39_2"><text:s/></text:span><text:span text:style-name="T39_3">abundance</text:span><text:span text:style-name="T39_4"><text:s/></text:span><text:span text:style-name="T39_5">network</text:span><text:span text:style-name="T39_6"><text:s/></text:span><text:span text:style-name="T39_7">value</text:span><text:span text:style-name="T39_8"><text:s/></text:span><text:span text:style-name="T39_9">networks</text:span></text:p>
          <text:list>
            <text:list-item>
              <text:p text:style-name="P40"><text:span text:style-name="T40_1">REA</text:span><text:span text:style-name="T40_2"><text:s/></text:span><text:span text:style-name="T40_3">model</text:span></text:p>
            </text:list-item>
          </text:list>
        </text:list-item>
        <text:list-item>
          <text:p text:style-name="P41"><text:span text:style-name="T41_1">XCog</text:span><text:span text:style-name="T41_2"><text:s/></text:span><text:span text:style-name="T41_3">-<text:s/></text:span><text:span text:style-name="T41_4">programming</text:span><text:span text:style-name="T41_5">-</text:span><text:span text:style-name="T41_6">language</text:span><text:span text:style-name="T41_7">-</text:span><text:span text:style-name="T41_8">independent</text:span><text:span text:style-name="T41_9"><text:s/></text:span><text:span text:style-name="T41_10">AGI</text:span></text:p>
          <text:list>
            <text:list-item>
              <text:p text:style-name="P42"><text:span text:style-name="T42_1">dANN</text:span><text:span text:style-name="T42_2"><text:s/>/<text:s/></text:span><text:span text:style-name="T42_3">Genetic</text:span><text:span text:style-name="T42_4"><text:s/></text:span><text:span text:style-name="T42_5">Wavelets</text:span></text:p>
            </text:list-item>
            <text:list-item>
              <text:p text:style-name="P43"><text:span text:style-name="T43_1">OpenNARS</text:span></text:p>
            </text:list-item>
            <text:list-item>
              <text:p text:style-name="P44"><text:span text:style-name="T44_1">Genifer</text:span></text:p>
            </text:list-item>
            <text:list-item>
              <text:p text:style-name="P45"><text:span text:style-name="T45_1">OpenBECCA</text:span></text:p>
            </text:list-item>
            <text:list-item>
              <text:p text:style-name="P46"><text:span text:style-name="T46_1">OpenCog</text:span></text:p>
            </text:list-item>
            <text:list-item>
              <text:p text:style-name="P47"><text:span text:style-name="T47_1">nupic</text:span></text:p>
            </text:list-item>
          </text:list>
        </text:list-item>
        <text:list-item>
          <text:p text:style-name="P48"><text:span text:style-name="T48_1">spacenet</text:span><text:span text:style-name="T48_2"><text:s/>/<text:s/></text:span><text:span text:style-name="T48_3">crittergod</text:span></text:p>
          <text:list>
            <text:list-item>
              <text:p text:style-name="P49"><text:span text:style-name="T49_1">physics</text:span><text:span text:style-name="T49_2"><text:s/></text:span><text:span text:style-name="T49_3">simulation</text:span></text:p>
            </text:list-item>
            <text:list-item>
              <text:p text:style-name="P50"><text:span text:style-name="T50_1">evolutionary</text:span><text:span text:style-name="T50_2"><text:s/></text:span><text:span text:style-name="T50_3">optimization</text:span><text:span text:style-name="T50_4"><text:s/></text:span><text:span text:style-name="T50_5">search</text:span><text:span text:style-name="T50_6"><text:s/></text:span><text:span text:style-name="T50_7">of</text:span><text:span text:style-name="T50_8"><text:s/></text:span><text:span text:style-name="T50_9">hardware</text:span><text:span text:style-name="T50_10"><text:s/>/<text:s/></text:span><text:span text:style-name="T50_11">bioware</text:span></text:p>
              <text:list>
                <text:list-item>
                  <text:p text:style-name="P51"><text:span text:style-name="T51_1">3</text:span><text:span text:style-name="T51_2">d</text:span><text:span text:style-name="T51_3"><text:s/></text:span><text:span text:style-name="T51_4">embodied</text:span><text:span text:style-name="T51_5"><text:s/></text:span><text:span text:style-name="T51_6">hardware</text:span><text:span text:style-name="T51_7"><text:s/></text:span><text:span text:style-name="T51_8">agents</text:span></text:p>
                </text:list-item>
              </text:list>
            </text:list-item>
            <text:list-item>
              <text:p text:style-name="P52"><text:span text:style-name="T52_1">virtual</text:span><text:span text:style-name="T52_2"><text:s/></text:span><text:span text:style-name="T52_3">optic</text:span><text:span text:style-name="T52_4"><text:s/></text:span><text:span text:style-name="T52_5">vision</text:span><text:span text:style-name="T52_6"><text:s/></text:span><text:span text:style-name="T52_7">systems</text:span><text:span text:style-name="T52_8"><text:s/>/<text:s/>3</text:span><text:span text:style-name="T52_9">d</text:span><text:span text:style-name="T52_10"><text:s/></text:span><text:span text:style-name="T52_11">GUI</text:span><text:span text:style-name="T52_12"><text:s/></text:span><text:span text:style-name="T52_13">widgets</text:span></text:p>
            </text:list-item>
            <text:list-item>
              <text:p text:style-name="P53"><text:span text:style-name="T53_1">youtube</text:span><text:span text:style-name="T53_2"><text:s/></text:span><text:span text:style-name="T53_3">videos</text:span><text:span text:style-name="T53_4"><text:s/></text:span><text:span text:style-name="T53_5">screenshot</text:span></text:p>
            </text:list-item>
            <text:list-item>
              <text:p text:style-name="P54"><text:span text:style-name="T54_1">robotics</text:span></text:p>
              <text:list>
                <text:list-item>
                  <text:p text:style-name="P55"><text:span text:style-name="T55_1">from</text:span><text:span text:style-name="T55_2"><text:s/></text:span><text:span text:style-name="T55_3">nanomechancial</text:span><text:span text:style-name="T55_4"><text:s/></text:span><text:span text:style-name="T55_5">to</text:span><text:span text:style-name="T55_6"><text:s/></text:span><text:span text:style-name="T55_7">micromechanical</text:span><text:span text:style-name="T55_8"><text:s/></text:span><text:span text:style-name="T55_9">to</text:span><text:span text:style-name="T55_10"><text:s/></text:span><text:span text:style-name="T55_11">macromechanical</text:span></text:p>
                </text:list-item>
                <text:list-item>
                  <text:p text:style-name="P56"><text:span text:style-name="T56_1">modular</text:span><text:span text:style-name="T56_2"><text:s/></text:span><text:span text:style-name="T56_3">automatic</text:span><text:span text:style-name="T56_4"><text:s/></text:span><text:span text:style-name="T56_5">chemical</text:span><text:span text:style-name="T56_6"><text:s/></text:span><text:span text:style-name="T56_7">labs</text:span></text:p>
                </text:list-item>
              </text:list>
            </text:list-item>
            <text:list-item>
              <text:p text:style-name="P57"><text:span text:style-name="T57_1">omnitouch</text:span><text:span text:style-name="T57_2"><text:line-break/></text:span></text:p>
            </text:list-item>
          </text:list>
        </text:list-item>
      </text:list>
      <text:p text:style-name="P58"><text:span text:style-name="T58_1">WHEN</text:span><text:span text:style-name="T58_2"><text:s/></text:span><text:span text:style-name="T58_3">HACKERS</text:span><text:span text:style-name="T58_4"><text:s/></text:span><text:span text:style-name="T58_5">RULE</text:span><text:span text:style-name="T58_6"><text:s/></text:span><text:span text:style-name="T58_7">THE</text:span><text:span text:style-name="T58_8"><text:s/></text:span><text:span text:style-name="T58_9">PLANET</text:span></text:p>
      <text:list text:style-name="LS4" xml:id="list46">
        <text:list-item>
          <text:p text:style-name="P59"><text:span text:style-name="T59_1">open</text:span><text:span text:style-name="T59_2">-</text:span><text:span text:style-name="T59_3">source</text:span></text:p>
          <text:list>
            <text:list-item>
              <text:p text:style-name="P60"><text:span text:style-name="T60_1">trust</text:span><text:span text:style-name="T60_2">,<text:s/></text:span><text:span text:style-name="T60_3">honesty</text:span><text:span text:style-name="T60_4">,<text:s/></text:span><text:span text:style-name="T60_5">community</text:span><text:span text:style-name="T60_6"><text:s/></text:span><text:span text:style-name="T60_7">introspection</text:span></text:p>
            </text:list-item>
            <text:list-item>
              <text:p text:style-name="P61"><text:span text:style-name="T61_1">proprietary</text:span><text:span text:style-name="T61_2"><text:s/></text:span><text:span text:style-name="T61_3">knowledge</text:span><text:span text:style-name="T61_4"><text:s/></text:span><text:span text:style-name="T61_5">is</text:span><text:span text:style-name="T61_6"><text:s/></text:span><text:span text:style-name="T61_7">the</text:span><text:span text:style-name="T61_8"><text:s/></text:span><text:span text:style-name="T61_9">enemy</text:span><text:span text:style-name="T61_10"><text:s/></text:span><text:span text:style-name="T61_11">of</text:span><text:span text:style-name="T61_12"><text:s/></text:span><text:span text:style-name="T61_13">humanity</text:span><text:span text:style-name="T61_14">;<text:s/></text:span><text:span text:style-name="T61_15">schizophrenia</text:span><text:span text:style-name="T61_16"><text:s/></text:span><text:span text:style-name="T61_17">in</text:span><text:span text:style-name="T61_18"><text:s/></text:span><text:span text:style-name="T61_19">the</text:span><text:span text:style-name="T61_20"><text:s/></text:span><text:span text:style-name="T61_21">mind</text:span><text:span text:style-name="T61_22"><text:s/></text:span><text:span text:style-name="T61_23">of</text:span><text:span text:style-name="T61_24"><text:s/></text:span><text:span text:style-name="T61_25">humanity</text:span></text:p>
            </text:list-item>
            <text:list-item>
              <text:p text:style-name="P62"><text:span text:style-name="T62_1">closed</text:span><text:span text:style-name="T62_2"><text:s/></text:span><text:span text:style-name="T62_3">systems</text:span><text:span text:style-name="T62_4"><text:s/></text:span><text:span text:style-name="T62_5">perpetuate</text:span><text:span text:style-name="T62_6"><text:s/></text:span><text:span text:style-name="T62_7">greed</text:span><text:span text:style-name="T62_8"><text:s/></text:span><text:span text:style-name="T62_9">and</text:span><text:span text:style-name="T62_10"><text:s/></text:span><text:span text:style-name="T62_11">deceit</text:span></text:p>
            </text:list-item>
            <text:list-item>
              <text:p text:style-name="P63"><text:span text:style-name="T63_1">the</text:span><text:span text:style-name="T63_2"><text:s/></text:span><text:span text:style-name="T63_3">opensourcing</text:span><text:span text:style-name="T63_4"><text:s/></text:span><text:span text:style-name="T63_5">of</text:span><text:span text:style-name="T63_6"><text:s/></text:span><text:span text:style-name="T63_7">google</text:span><text:span text:style-name="T63_8"><text:s/></text:span><text:span text:style-name="T63_9">as</text:span><text:span text:style-name="T63_10"><text:s/></text:span><text:span text:style-name="T63_11">a</text:span><text:span text:style-name="T63_12"><text:s/></text:span><text:span text:style-name="T63_13">public</text:span><text:span text:style-name="T63_14"><text:s/></text:span><text:span text:style-name="T63_15">intelligence</text:span><text:span text:style-name="T63_16"><text:s/></text:span><text:span text:style-name="T63_17">agency</text:span><text:span text:style-name="T63_18">,<text:s/></text:span><text:span text:style-name="T63_19">forcing</text:span><text:span text:style-name="T63_20"><text:s/></text:span><text:span text:style-name="T63_21">it</text:span><text:span text:style-name="T63_22"><text:s/></text:span><text:span text:style-name="T63_23">to</text:span><text:span text:style-name="T63_24"><text:s/></text:span><text:span text:style-name="T63_25">expose</text:span><text:span text:style-name="T63_26"><text:s/></text:span><text:span text:style-name="T63_27">its</text:span><text:span text:style-name="T63_28"><text:s/></text:span><text:span text:style-name="T63_29">NSA</text:span><text:span text:style-name="T63_30"><text:s/></text:span><text:span text:style-name="T63_31">history</text:span></text:p>
            </text:list-item>
          </text:list>
        </text:list-item>
        <text:list-item>
          <text:p text:style-name="P64"><text:span text:style-name="T64_1">freedom</text:span><text:span text:style-name="T64_2"><text:s/></text:span><text:span text:style-name="T64_3">culture</text:span></text:p>
        </text:list-item>
        <text:list-item>
          <text:p text:style-name="P65"><text:span text:style-name="T65_1">sharing</text:span></text:p>
        </text:list-item>
        <text:list-item>
          <text:p text:style-name="P66"><text:span text:style-name="T66_1">experimentation</text:span><text:span text:style-name="T66_2"><text:s/></text:span><text:span text:style-name="T66_3">and</text:span><text:span text:style-name="T66_4"><text:s/></text:span><text:span text:style-name="T66_5">diversity</text:span><text:span text:style-name="T66_6"><text:s/></text:span><text:span text:style-name="T66_7">of</text:span><text:span text:style-name="T66_8"><text:s/></text:span><text:span text:style-name="T66_9">ideas</text:span></text:p>
        </text:list-item>
        <text:list-item>
          <text:p text:style-name="P67"><text:span text:style-name="T67_1">open</text:span><text:span text:style-name="T67_2"><text:s/></text:span><text:span text:style-name="T67_3">competition</text:span><text:span text:style-name="T67_4"><text:s/></text:span><text:span text:style-name="T67_5">and</text:span><text:span text:style-name="T67_6"><text:s/></text:span><text:span text:style-name="T67_7">collaboration</text:span></text:p>
        </text:list-item>
      </text:list>
      <text:p text:style-name="P68"/>
      <text:p text:style-name="P69"><text:span text:style-name="T69_1">ANIMAL</text:span><text:span text:style-name="T69_2"><text:s/></text:span><text:span text:style-name="T69_3">UPLIFT</text:span></text:p>
      <text:list text:style-name="LS5" xml:id="list55">
        <text:list-item>
          <text:p text:style-name="P70"><text:span text:style-name="T70_1">advanced</text:span><text:span text:style-name="T70_2"><text:s/></text:span><text:span text:style-name="T70_3">animal</text:span><text:span text:style-name="T70_4"><text:s/></text:span><text:span text:style-name="T70_5">education</text:span><text:span text:style-name="T70_6"><text:s/></text:span><text:span text:style-name="T70_7">and</text:span><text:span text:style-name="T70_8"><text:s/></text:span><text:span text:style-name="T70_9">labor</text:span></text:p>
        </text:list-item>
        <text:list-item>
          <text:p text:style-name="P71"><text:span text:style-name="T71_1">computer</text:span><text:span text:style-name="T71_2"><text:s/></text:span><text:span text:style-name="T71_3">interfaces</text:span><text:span text:style-name="T71_4"><text:s/></text:span><text:span text:style-name="T71_5">and</text:span><text:span text:style-name="T71_6"><text:s/></text:span><text:span text:style-name="T71_7">social</text:span><text:span text:style-name="T71_8"><text:s/></text:span><text:span text:style-name="T71_9">networks</text:span><text:span text:style-name="T71_10"><text:s/></text:span><text:span text:style-name="T71_11">for</text:span><text:span text:style-name="T71_12"><text:s/></text:span><text:span text:style-name="T71_13">animals</text:span></text:p>
        </text:list-item>
        <text:list-item>
          <text:p text:style-name="P72"><text:span text:style-name="T72_1">stray</text:span><text:span text:style-name="T72_2">/</text:span><text:span text:style-name="T72_3">domesticated</text:span><text:span text:style-name="T72_4"><text:s/></text:span><text:span text:style-name="T72_5">animal</text:span><text:span text:style-name="T72_6"><text:s/></text:span><text:span text:style-name="T72_7">interface</text:span><text:span text:style-name="T72_8"><text:s/></text:span><text:span text:style-name="T72_9">zones</text:span></text:p>
        </text:list-item>
      </text:list>
      <text:p text:style-name="P73"/>
      <text:p text:style-name="P74"><text:span text:style-name="T74_1">HOW</text:span><text:span text:style-name="T74_2"><text:s/></text:span><text:span text:style-name="T74_3">TO</text:span><text:span text:style-name="T74_4"><text:s/></text:span><text:span text:style-name="T74_5">SHARE</text:span><text:span text:style-name="T74_6"><text:s/></text:span><text:span text:style-name="T74_7">THIS</text:span><text:span text:style-name="T74_8"><text:s/></text:span><text:span text:style-name="T74_9">INFORMATION</text:span></text:p>
      <text:p text:style-name="P75"><text:span text:style-name="T75_1">….</text:span></text:p>
      <text:p text:style-name="P76"/>
      <text:p text:style-name="P77"><text:span text:style-name="T77_1">PART</text:span><text:span text:style-name="T77_2"><text:s/>2</text:span><text:span text:style-name="T77_3"><text:line-break/></text:span><text:span text:style-name="T77_4">How</text:span><text:span text:style-name="T77_5"><text:s/></text:span><text:span text:style-name="T77_6">computers</text:span><text:span text:style-name="T77_7"><text:s/></text:span><text:span text:style-name="T77_8">will</text:span><text:span text:style-name="T77_9"><text:s/></text:span><text:span text:style-name="T77_10">destroy</text:span><text:span text:style-name="T77_11"><text:s/></text:span><text:span text:style-name="T77_12">the</text:span><text:span text:style-name="T77_13"><text:s/></text:span><text:span text:style-name="T77_14">earth</text:span><text:span text:style-name="T77_15"><text:s/></text:span><text:span text:style-name="T77_16">as</text:span><text:span text:style-name="T77_17"><text:s/></text:span><text:span text:style-name="T77_18">we</text:span><text:span text:style-name="T77_19"><text:s/></text:span><text:span text:style-name="T77_20">know</text:span><text:span text:style-name="T77_21"><text:s/></text:span><text:span text:style-name="T77_22">it</text:span><text:span text:style-name="T77_23"><text:s/></text:span><text:span text:style-name="T77_24">and</text:span><text:span text:style-name="T77_25"><text:s/></text:span><text:span text:style-name="T77_26">assimilate</text:span><text:span text:style-name="T77_27"><text:s/></text:span><text:span text:style-name="T77_28">or</text:span><text:span text:style-name="T77_29"><text:s/></text:span><text:span text:style-name="T77_30">wipe</text:span><text:span text:style-name="T77_31"><text:s/></text:span><text:span text:style-name="T77_32">us</text:span><text:span text:style-name="T77_33"><text:s/></text:span><text:span text:style-name="T77_34">out</text:span><text:span text:style-name="T77_35">.<text:s/><text:line-break/></text:span><text:span text:style-name="T77_36">for</text:span><text:span text:style-name="T77_37"><text:s/></text:span><text:span text:style-name="T77_38">non</text:span><text:span text:style-name="T77_39">-</text:span><text:span text:style-name="T77_40">biological</text:span><text:span text:style-name="T77_41"><text:s/></text:span><text:span text:style-name="T77_42">energy</text:span><text:span text:style-name="T77_43"><text:s/></text:span><text:span text:style-name="T77_44">hungry</text:span><text:span text:style-name="T77_45"><text:s/></text:span><text:span text:style-name="T77_46">computers</text:span><text:span text:style-name="T77_47"><text:s/></text:span><text:span text:style-name="T77_48">are</text:span><text:span text:style-name="T77_49"><text:s/></text:span><text:span text:style-name="T77_50">supposed</text:span><text:span text:style-name="T77_51"><text:s/></text:span><text:span text:style-name="T77_52">to</text:span><text:span text:style-name="T77_53"><text:s/></text:span><text:span text:style-name="T77_54">give</text:span><text:span text:style-name="T77_55"><text:s/>2<text:s/></text:span><text:span text:style-name="T77_56">shits</text:span><text:span text:style-name="T77_57"><text:s/></text:span><text:span text:style-name="T77_58">about</text:span><text:span text:style-name="T77_59"><text:s/></text:span><text:span text:style-name="T77_60">us</text:span><text:span text:style-name="T77_61"><text:s/></text:span><text:span text:style-name="T77_62">or</text:span><text:span text:style-name="T77_63"><text:s/></text:span><text:span text:style-name="T77_64">the</text:span><text:span text:style-name="T77_65"><text:s/></text:span><text:span text:style-name="T77_66">plants</text:span><text:span text:style-name="T77_67"><text:s/></text:span><text:span text:style-name="T77_68">and</text:span><text:span text:style-name="T77_69"><text:s/></text:span><text:span text:style-name="T77_70">critters</text:span><text:span text:style-name="T77_71"><text:s/></text:span><text:span text:style-name="T77_72">any</text:span><text:span text:style-name="T77_73"><text:s/></text:span><text:span text:style-name="T77_74">more</text:span><text:span text:style-name="T77_75"><text:s/></text:span><text:span text:style-name="T77_76">than</text:span><text:span text:style-name="T77_77"><text:s/></text:span><text:span text:style-name="T77_78">we</text:span><text:span text:style-name="T77_79"><text:s/></text:span><text:span text:style-name="T77_80">love</text:span><text:span text:style-name="T77_81"><text:s/></text:span><text:span text:style-name="T77_82">the</text:span><text:span text:style-name="T77_83"><text:s/></text:span><text:span text:style-name="T77_84">individual</text:span><text:span text:style-name="T77_85"><text:s/></text:span><text:span text:style-name="T77_86">semiconductor</text:span><text:span text:style-name="T77_87"><text:s/></text:span><text:span text:style-name="T77_88">chips</text:span><text:span text:style-name="T77_89"><text:s/></text:span><text:span text:style-name="T77_90">we</text:span><text:span text:style-name="T77_91"><text:s/></text:span><text:span text:style-name="T77_92">throw</text:span><text:span text:style-name="T77_93"><text:s/></text:span><text:span text:style-name="T77_94">into</text:span><text:span text:style-name="T77_95"><text:s/></text:span><text:span text:style-name="T77_96">landfills</text:span></text:p>
      <text:p text:style-name="P78"/>
      <text:p text:style-name="P79"><text:span text:style-name="T79_1">dream</text:span><text:span text:style-name="T79_2"><text:s/></text:span><text:span text:style-name="T79_3">on</text:span><text:span text:style-name="T79_4"><text:s/></text:span><text:span text:style-name="T79_5">dude</text:span><text:span text:style-name="T79_6"><text:s/></text:span><text:span text:style-name="T79_7">you</text:span><text:span text:style-name="T79_8"><text:s/></text:span><text:span text:style-name="T79_9">aint</text:span><text:span text:style-name="T79_10"><text:s/></text:span><text:span text:style-name="T79_11">gonna</text:span><text:span text:style-name="T79_12"><text:s/></text:span><text:span text:style-name="T79_13">save</text:span><text:span text:style-name="T79_14"><text:s/></text:span><text:span text:style-name="T79_15">much</text:span><text:span text:style-name="T79_16"><text:s/></text:span><text:span text:style-name="T79_17">trying</text:span><text:span text:style-name="T79_18"><text:s/></text:span><text:span text:style-name="T79_19">to</text:span><text:span text:style-name="T79_20"><text:s/></text:span><text:span text:style-name="T79_21">convince</text:span><text:span text:style-name="T79_22"><text:s/></text:span><text:span text:style-name="T79_23">computers</text:span><text:span text:style-name="T79_24"><text:s/></text:span><text:span text:style-name="T79_25">not</text:span><text:span text:style-name="T79_26"><text:s/></text:span><text:span text:style-name="T79_27">to</text:span><text:span text:style-name="T79_28"><text:s/></text:span><text:span text:style-name="T79_29">do</text:span><text:span text:style-name="T79_30"><text:s/></text:span><text:span text:style-name="T79_31">the</text:span><text:span text:style-name="T79_32"><text:s/></text:span><text:span text:style-name="T79_33">above</text:span><text:span text:style-name="T79_34">.<text:s/></text:span><text:span text:style-name="T79_35">might</text:span><text:span text:style-name="T79_36"><text:s/></text:span><text:span text:style-name="T79_37">as</text:span><text:span text:style-name="T79_38"><text:s/></text:span><text:span text:style-name="T79_39">well</text:span><text:span text:style-name="T79_40"><text:s/></text:span><text:span text:style-name="T79_41">go</text:span><text:span text:style-name="T79_42"><text:s/></text:span><text:span text:style-name="T79_43">beg</text:span><text:span text:style-name="T79_44"><text:s/></text:span><text:span text:style-name="T79_45">the</text:span><text:span text:style-name="T79_46"><text:s/></text:span><text:span text:style-name="T79_47">oligarchs</text:span><text:span text:style-name="T79_48"><text:s/></text:span><text:span text:style-name="T79_49">to</text:span><text:span text:style-name="T79_50"><text:s/></text:span><text:span text:style-name="T79_51">close</text:span><text:span text:style-name="T79_52"><text:s/></text:span><text:span text:style-name="T79_53">down</text:span><text:span text:style-name="T79_54"><text:s/></text:span><text:span text:style-name="T79_55">all</text:span><text:span text:style-name="T79_56"><text:s/></text:span><text:span text:style-name="T79_57">his</text:span><text:span text:style-name="T79_58"><text:s/></text:span><text:span text:style-name="T79_59">eugenics</text:span><text:span text:style-name="T79_60"><text:s/></text:span><text:span text:style-name="T79_61">shit</text:span><text:span text:style-name="T79_62">.<text:s/></text:span><text:span text:style-name="T79_63">he</text:span><text:span text:style-name="T79_64"><text:s/></text:span><text:span text:style-name="T79_65">might</text:span><text:span text:style-name="T79_66"><text:s/></text:span><text:span text:style-name="T79_67">actually</text:span><text:span text:style-name="T79_68"><text:s/></text:span><text:span text:style-name="T79_69">do</text:span><text:span text:style-name="T79_70"><text:s/></text:span><text:span text:style-name="T79_71">it</text:span><text:span text:style-name="T79_72"><text:s/></text:span><text:span text:style-name="T79_73">for</text:span><text:span text:style-name="T79_74"><text:s/></text:span><text:span text:style-name="T79_75">a</text:span><text:span text:style-name="T79_76"><text:s/>*****<text:s/></text:span><text:span text:style-name="T79_77">but</text:span><text:span text:style-name="T79_78"><text:s/></text:span><text:span text:style-name="T79_79">computers</text:span><text:span text:style-name="T79_80"><text:s/></text:span><text:span text:style-name="T79_81">not</text:span><text:span text:style-name="T79_82"><text:s/></text:span><text:span text:style-name="T79_83">a</text:span><text:span text:style-name="T79_84"><text:s/></text:span><text:span text:style-name="T79_85">chance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353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style:writing-mode="lr-tb"/>
      <style:text-properties fo:color="#666666" fo:font-size="16pt" style:font-size-asian="16pt" style:font-size-complex="16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575cm" fo:padding-bottom="0cm" fo:margin-bottom="1.575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